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5mm"/>
    </style:style>
    <style:style style:name="co2" style:family="table-column">
      <style:table-column-properties fo:break-before="auto" style:column-width="97.58mm"/>
    </style:style>
    <style:style style:name="co3" style:family="table-column">
      <style:table-column-properties fo:break-before="auto" style:column-width="18.29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71.67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77m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13" style:family="table-cell" style:parent-style-name="Default" style:data-style-name="N111">
      <style:table-cell-properties style:diagonal-bl-tr="none" style:diagonal-tl-br="none" fo:border="0.74pt solid #000000" style:rotation-align="none"/>
    </style:style>
    <style:style style:name="T1" style:family="text">
      <style:text-properties style:font-name="Arial" fo:font-size="11pt" fo:language="pt" fo:country="BR" style:language-asian="en" style:country-asian="US" style:language-complex="ar" style:country-complex="SA" style:font-name-asian="Arial" style:font-name-complex="Times New Roman" style:font-size-asian="11pt" style:font-size-complex="11pt"/>
    </style:style>
    <style:style style:name="T2" style:family="text">
      <style:text-properties style:font-name="Arial" fo:font-size="11pt" fo:font-weight="bold" fo:language="pt" fo:country="BR" style:language-asian="en" style:country-asian="US" style:language-complex="ar" style:country-complex="SA" style:font-name-asian="Arial" style:font-name-complex="Times New Roman" style:font-size-asian="11pt" style:font-size-complex="11pt" style:font-weight-asian="bold" style:font-weight-complex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4" table:number-columns-repeated="1017" table:default-cell-style-name="ce7"/>
        <table:table-row table:style-name="ro1">
          <table:table-cell table:style-name="ce1" office:value-type="string" calcext:value-type="string">
            <text:p>Segue a TABELA DE TRABALHOS DO 3º Bimestr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6ºD</text:p>
          </table:table-cell>
          <table:table-cell table:style-name="ce6" office:value-type="string" calcext:value-type="string">
            <text:p>Trabalho</text:p>
          </table:table-cell>
          <table:table-cell table:style-name="ce12" office:value-type="string" calcext:value-type="string">
            <text:p>Data Entreg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.</text:p>
          </table:table-cell>
          <table:table-cell table:style-name="ce2" office:value-type="string" calcext:value-type="string">
            <text:p>1-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/>
          <table:table-cell table:style-name="ce2" office:value-type="string" calcext:value-type="string">
            <text:p>2-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/>
          <table:table-cell table:style-name="ce2" office:value-type="string" calcext:value-type="string">
            <text:p>3-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3" office:value-type="string" calcext:value-type="string">
            <text:p>Hist.</text:p>
          </table:table-cell>
          <table:table-cell table:style-name="ce2" office:value-type="string" calcext:value-type="string">
            <text:p>1- <text:span text:style-name="T1">A moeda na Grécia </text:span></text:p>
          </table:table-cell>
          <table:table-cell table:style-name="ce13" office:value-type="string" calcext:value-type="string">
            <text:p>07<text:span text:style-name="T4"> a</text:span>11/o8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2" office:value-type="string" calcext:value-type="string">
            <text:p>2-<text:span text:style-name="T2">Analise de imagens </text:span></text:p>
          </table:table-cell>
          <table:table-cell table:style-name="ce13" office:value-type="string" calcext:value-type="string">
            <text:p>14 a 18/8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" office:value-type="string" calcext:value-type="string">
            <text:p>3- <text:span text:style-name="T2">Bate papo inteligente</text:span></text:p>
          </table:table-cell>
          <table:table-cell table:style-name="ce13" office:value-type="string" calcext:value-type="string">
            <text:p>21 a 25/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eo</text:p>
          </table:table-cell>
          <table:table-cell table:style-name="ce2" office:value-type="string" calcext:value-type="string">
            <text:p><text:span text:style-name="T3">1-Buraco da Camada de Ozônio 1ª semana de agosto</text:span></text:p>
          </table:table-cell>
          <table:table-cell table:style-name="ce13" office:value-type="string" calcext:value-type="string">
            <text:p>01 a 04/08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2" office:value-type="string" calcext:value-type="string">
            <text:p><text:span text:style-name="T3">2- deserto do Atacama 3ª semana de agosto</text:span></text:p>
          </table:table-cell>
          <table:table-cell table:style-name="ce13" office:value-type="string" calcext:value-type="string">
            <text:p>07 <text:s/>a 11/08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" office:value-type="string" calcext:value-type="string">
            <text:p><text:span text:style-name="T3">3-  Qual importância dos Satélites 1ª semana de setembro.</text:span></text:p>
          </table:table-cell>
          <table:table-cell table:style-name="ce13" office:value-type="string" calcext:value-type="string">
            <text:p>14 a 18/0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iênc.</text:p>
          </table:table-cell>
          <table:table-cell table:style-name="ce2" office:value-type="string" calcext:value-type="string">
            <text:p>1- Aquífero</text:p>
          </table:table-cell>
          <table:table-cell table:style-name="ce13" office:value-type="date" office:date-value="2017-08-11" calcext:value-type="date">
            <text:p>11/ago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2" office:value-type="string" calcext:value-type="string">
            <text:p>2-Preservação da água</text:p>
          </table:table-cell>
          <table:table-cell table:style-name="ce13" office:value-type="date" office:date-value="2017-08-30" calcext:value-type="date">
            <text:p>30/ago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 calcext:value-type="string">
            <text:p>3- Importância da Floresta Amazônica no ciclo hidrológico.</text:p>
          </table:table-cell>
          <table:table-cell table:style-name="ce13" office:value-type="date" office:date-value="2017-08-25" calcext:value-type="date">
            <text:p>25/ag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tem</text:p>
          </table:table-cell>
          <table:table-cell table:style-name="ce2" office:value-type="string" calcext:value-type="string">
            <text:p><text:span text:style-name="T3">1- Atividade da apostila, sala de aula </text:span></text:p>
          </table:table-cell>
          <table:table-cell table:style-name="ce13" office:value-type="date" office:date-value="2017-08-22" calcext:value-type="date">
            <text:p>22/ago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2" office:value-type="string" calcext:value-type="string">
            <text:p><text:span text:style-name="T3">2- atividade da apostila, entregue como trabalho.</text:span></text:p>
          </table:table-cell>
          <table:table-cell table:style-name="ce13" office:value-type="date" office:date-value="2017-09-05" calcext:value-type="date">
            <text:p>5/set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2" office:value-type="string" calcext:value-type="string">
            <text:p><text:span text:style-name="T3">3- atividade em sala de “formas geométricas”</text:span></text:p>
          </table:table-cell>
          <table:table-cell table:style-name="ce13" office:value-type="date" office:date-value="2017-09-26" calcext:value-type="date">
            <text:p>26/set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Ed.Fis.</text:p>
          </table:table-cell>
          <table:table-cell table:style-name="ce9" office:value-type="string" calcext:value-type="string">
            <text:p>1- Pesquisa: Ginástica Artística</text:p>
          </table:table-cell>
          <table:table-cell table:style-name="ce13" office:value-type="date" office:date-value="2017-08-10" calcext:value-type="date">
            <text:p>10/ago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9" office:value-type="string" calcext:value-type="string">
            <text:p>2- Pesquisa:Bulling</text:p>
          </table:table-cell>
          <table:table-cell table:style-name="ce13" office:value-type="date" office:date-value="2017-08-24" calcext:value-type="date">
            <text:p>24/ago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9" office:value-type="string" calcext:value-type="string">
            <text:p>3- Pesquisa: Educação no trânsito e Vídeo Aula</text:p>
          </table:table-cell>
          <table:table-cell table:style-name="ce13" office:value-type="date" office:date-value="2017-09-14" calcext:value-type="date">
            <text:p>14/set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Artes</text:p>
          </table:table-cell>
          <table:table-cell table:style-name="ce9" office:value-type="string" calcext:value-type="string">
            <text:p>1- Criação e pintura de desenhos </text:p>
          </table:table-cell>
          <table:table-cell table:style-name="ce13" office:value-type="date" office:date-value="2017-08-07" calcext:value-type="date">
            <text:p>7/ago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8" office:value-type="string" calcext:value-type="string">
            <text:p>2- Criação de Tabela Tonal com tinta</text:p>
          </table:table-cell>
          <table:table-cell table:style-name="ce13" office:value-type="date" office:date-value="2017-08-14" calcext:value-type="date">
            <text:p>14/ago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 calcext:value-type="string">
            <text:p>3- Releitura de obra de josé pancetti</text:p>
          </table:table-cell>
          <table:table-cell table:style-name="ce13" office:value-type="date" office:date-value="2017-08-21" calcext:value-type="date">
            <text:p>21/ago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Inglês</text:p>
          </table:table-cell>
          <table:table-cell table:style-name="ce9" office:value-type="string" calcext:value-type="string">
            <text:p>1-Pagina 22-Be an Architect</text:p>
          </table:table-cell>
          <table:table-cell table:style-name="ce13" office:value-type="string" calcext:value-type="string">
            <text:p>14 a 18/08</text:p>
          </table:table-cell>
          <table:table-cell table:number-columns-repeated="1021"/>
        </table:table-row>
        <table:table-row table:style-name="ro4">
          <table:table-cell table:style-name="ce6"/>
          <table:table-cell table:style-name="ce9" office:value-type="string" calcext:value-type="string">
            <text:p>2-Pagina 38-Research about city </text:p>
          </table:table-cell>
          <table:table-cell table:style-name="ce13" office:value-type="string" calcext:value-type="string">
            <text:p>28/8 a 01/9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 calcext:value-type="string">
            <text:p>3-Pagina 53-Choose your favorite place</text:p>
          </table:table-cell>
          <table:table-cell table:style-name="ce13" office:value-type="string" calcext:value-type="string">
            <text:p>11 <text:s/>a 15/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pa.</text:p>
          </table:table-cell>
          <table:table-cell table:style-name="ce10" office:value-type="string" calcext:value-type="string">
            <text:p>1- LOS PAÍSES Y SUS NACIONALIDADES <text:s text:c="4"/></text:p>
          </table:table-cell>
          <table:table-cell table:style-name="ce13" office:value-type="date" office:date-value="2017-08-08" calcext:value-type="date">
            <text:p>8/ago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0" office:value-type="string" calcext:value-type="string">
            <text:p>2- VERBOS: <text:s/>SER Y ESTAR <text:s/>(EM SALA)</text:p>
          </table:table-cell>
          <table:table-cell table:style-name="ce13" office:value-type="date" office:date-value="2017-08-15" calcext:value-type="date">
            <text:p>15/ago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3- LAS COLORES (EM SALA) <text:s text:c="3"/></text:p>
          </table:table-cell>
          <table:table-cell table:style-name="ce13" office:value-type="date" office:date-value="2017-08-22" calcext:value-type="date">
            <text:p>22/ago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GoBack" table:base-cell-address="$Plan1.$A$1" table:cell-range-address="$Plan1.$B$35"/>
        </table:named-expressions>
      </table:table>
      <table:table table:name="Plan2" table:style-name="ta2">
        <table:table-column table:style-name="co4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4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 number:textual="true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3:29:54.25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8:41:04</meta:creation-date>
    <meta:initial-creator>Danielle rocco</meta:initial-creator>
    <dc:language>pt-BR</dc:language>
    <meta:print-date>2017-06-27T19:42:27</meta:print-date>
    <dc:date>2017-06-28T14:01:54.228000000</dc:date>
    <meta:editing-cycles>3</meta:editing-cycles>
    <meta:editing-duration>PT42M48S</meta:editing-duration>
    <meta:generator>LibreOffice/5.3.4.2$Windows_x86 LibreOffice_project/f82d347ccc0be322489bf7da61d7e4ad13fe2ff3</meta:generator>
    <meta:document-statistic meta:table-count="3" meta:cell-count="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